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_20_Snippet">
      <style:text-properties fo:font-weight="normal" officeooo:rsid="00bc2bd8" officeooo:paragraph-rsid="0001fbd1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tyle="normal" fo:font-weight="normal" officeooo:rsid="00bd93a4" officeooo:paragraph-rsid="0001fbd1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officeooo:rsid="00bc2bd8" officeooo:paragraph-rsid="0001fbd1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bc2bd8" officeooo:paragraph-rsid="0001fbd1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fo:font-weight="normal" officeooo:rsid="00bc2bd8" officeooo:paragraph-rsid="0001fbd1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officeooo:paragraph-rsid="0001fbd1"/>
    </style:style>
    <style:style style:name="P7" style:family="paragraph" style:parent-style-name="Code_20_Snippet">
      <style:text-properties officeooo:paragraph-rsid="0001fbd1"/>
    </style:style>
    <style:style style:name="P8" style:family="paragraph" style:parent-style-name="Heading_20_2">
      <style:text-properties officeooo:rsid="009f5b56" officeooo:paragraph-rsid="0001fbd1"/>
    </style:style>
    <style:style style:name="T1" style:family="text">
      <style:text-properties officeooo:rsid="00bb930f"/>
    </style:style>
    <style:style style:name="T2" style:family="text">
      <style:text-properties fo:font-style="normal" officeooo:rsid="00f20c5e" style:font-style-asian="normal" style:font-style-complex="normal"/>
    </style:style>
    <style:style style:name="T3" style:family="text">
      <style:text-properties fo:font-style="normal" officeooo:rsid="00bb930f" style:font-style-asian="normal" style:font-style-complex="normal"/>
    </style:style>
    <style:style style:name="T4" style:family="text">
      <style:text-properties fo:font-style="normal" officeooo:rsid="00c05723" style:font-style-asian="normal" style:font-style-complex="normal"/>
    </style:style>
    <style:style style:name="T5" style:family="text">
      <style:text-properties fo:font-style="normal" officeooo:rsid="00dc72dc" style:font-style-asian="normal" style:font-style-complex="normal"/>
    </style:style>
    <style:style style:name="T6" style:family="text">
      <style:text-properties fo:font-style="normal" officeooo:rsid="00dda3f3" style:font-style-asian="normal" style:font-style-complex="normal"/>
    </style:style>
    <style:style style:name="T7" style:family="text">
      <style:text-properties fo:font-style="normal" officeooo:rsid="00dcb86d" style:font-style-asian="normal" style:font-style-complex="normal"/>
    </style:style>
    <style:style style:name="T8" style:family="text">
      <style:text-properties fo:font-style="normal" officeooo:rsid="00bc2bd8" style:font-style-asian="normal" style:font-style-complex="normal"/>
    </style:style>
    <style:style style:name="T9" style:family="text">
      <style:text-properties fo:font-style="normal" officeooo:rsid="00dd9187" style:font-style-asian="normal" style:font-style-complex="normal"/>
    </style:style>
    <style:style style:name="T10" style:family="text">
      <style:text-properties fo:font-style="normal" officeooo:rsid="0002c205" style:font-style-asian="normal" style:font-style-complex="normal"/>
    </style:style>
    <style:style style:name="T11" style:family="text">
      <style:text-properties fo:font-style="italic" officeooo:rsid="00bb930f" style:font-style-asian="italic" style:font-style-complex="italic"/>
    </style:style>
    <style:style style:name="T12" style:family="text">
      <style:text-properties fo:font-style="italic" officeooo:rsid="00f20c5e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dd9187" style:font-weight-asian="normal" style:font-weight-complex="normal"/>
    </style:style>
    <style:style style:name="T16" style:family="text">
      <style:text-properties fo:font-weight="normal" officeooo:rsid="00bd93a4" style:font-weight-asian="normal" style:font-weight-complex="normal"/>
    </style:style>
    <style:style style:name="T17" style:family="text">
      <style:text-properties fo:font-weight="normal" officeooo:rsid="00f2fdf1" style:font-weight-asian="normal" style:font-weight-complex="normal"/>
    </style:style>
    <style:style style:name="T18" style:family="text">
      <style:text-properties fo:font-weight="bold" officeooo:rsid="00bd93a4" style:font-weight-asian="bold" style:font-weight-complex="bold"/>
    </style:style>
    <style:style style:name="T19" style:family="text">
      <style:text-properties officeooo:rsid="0002c205"/>
    </style:style>
    <style:style style:name="T20" style:family="text">
      <style:text-properties style:font-name="Courier New" fo:font-size="9pt" fo:font-style="normal" officeooo:rsid="0002c205" style:font-size-asian="10.5pt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Time Manager</text:h>
      <text:p text:style-name="P6"><text:tab/><text:span text:style-name="T1">Now, Hugo can’t do </text:span><text:span text:style-name="T2">actual-real-time </text:span><text:span text:style-name="T3">games like </text:span><text:span text:style-name="T11">Border Zone</text:span><text:span text:style-name="T3"> or </text:span><text:span text:style-name="T11">Knight Orc</text:span><text:span text:style-name="T3"> where NPCs wander around and things happen whether or not you are entering commands, but it </text:span><text:span text:style-name="T11">can</text:span><text:span text:style-name="T3"> keep track of time. <text:s/>Kent Tessman wrote a number of time-keeping routines for </text:span><text:span text:style-name="T11">Future Boy! </text:span><text:span text:style-name="T4">(it kept track of how long the player has been playing the game)</text:span><text:span text:style-name="T3">. <text:s/>I</text:span><text:span text:style-name="T5">’</text:span><text:span text:style-name="T3">ve included them in Roodylib. <text:s/>They</text:span><text:span text:style-name="T5">’</text:span><text:span text:style-name="T3">ve been useful for </text:span><text:span text:style-name="T2">some rather </text:span><text:span text:style-name="T3">obscure purposes. <text:s text:c="2"/></text:span><text:span text:style-name="T2">F</text:span><text:span text:style-name="T3">or instance, </text:span><text:span text:style-name="T2">the IF interpreter </text:span><text:span text:style-name="T3">Gargoyle can </text:span><text:span text:style-name="T2">read</text:span><text:span text:style-name="T3"> configuration files but can</text:span><text:span text:style-name="T6">’</text:span><text:span text:style-name="T3">t write to them. <text:s/></text:span><text:span text:style-name="T2">Saving the current time to file and then reading the time right back (and checking the difference) is a good way to see if an interpreter </text:span><text:span text:style-name="T12">fully</text:span><text:span text:style-name="T2"> supports configuration files</text:span><text:span text:style-name="T3">. <text:s/></text:span><text:span text:style-name="T2">T</text:span><text:span text:style-name="T3">hey</text:span><text:span text:style-name="T7">’</text:span><text:span text:style-name="T3">re also used by </text:span><text:span text:style-name="T8">Roodylib</text:span><text:span text:style-name="T9">’</text:span><text:span text:style-name="T8">s “jukebox” to determine if a song has ended.</text:span></text:p>
      <text:p text:style-name="P7"><text:span text:style-name="T8">#</text:span><text:span text:style-name="T20">include “timesystem.h”</text:span></text:p>
      <text:p text:style-name="P4">turning on the time manager</text:p>
      <text:p text:style-name="P3"><text:tab/>The time system uses a <text:span text:style-name="code_20_style"><text:span text:style-name="T14">time_object</text:span></text:span><text:span text:style-name="T14"> class that keeps track of years, months, days, minutes, and so forth.</text:span></text:p>
      <text:p text:style-name="P1">class time_object</text:p>
      <text:p text:style-name="P1">{</text:p>
      <text:p text:style-name="P1"><text:tab/>tm_year 0</text:p>
      <text:p text:style-name="P1"><text:tab/>tm_month 0</text:p>
      <text:p text:style-name="P1"><text:tab/>tm_day 0</text:p>
      <text:p text:style-name="P1"><text:tab/>tm_hour 0</text:p>
      <text:p text:style-name="P1"><text:tab/>tm_minute 0</text:p>
      <text:p text:style-name="P1"><text:tab/>tm_second 0</text:p>
      <text:p text:style-name="P1">}</text:p>
      <text:p text:style-name="P5">the <text:span text:style-name="code_20_style">time_object </text:span>class</text:p>
      <text:p text:style-name="P3"><text:span text:style-name="T14"><text:tab/>Usually, to do anything, you</text:span><text:span text:style-name="T15">’</text:span><text:span text:style-name="T14">ll need at least three </text:span><text:span text:style-name="code_20_style"><text:span text:style-name="T14">time_object</text:span></text:span><text:span text:style-name="T14"> objects.</text:span></text:p>
      <text:p text:style-name="P1">time_object movie_start<text:line-break/>{}</text:p>
      <text:p text:style-name="P1"/>
      <text:p text:style-name="P1">time_object current_time</text:p>
      <text:p text:style-name="P1">{}</text:p>
      <text:p text:style-name="P1"/>
      <text:p text:style-name="P1">time_object difference_in_time</text:p>
      <text:p text:style-name="P1">{}</text:p>
      <text:p text:style-name="P1"/>
      <text:p text:style-name="P1">time_object movie_length</text:p>
      <text:p text:style-name="P1">{}</text:p>
      <text:p text:style-name="P5">example <text:span text:style-name="code_20_style">time_object</text:span>s</text:p>
      <text:p text:style-name="P3"><text:span text:style-name="T14"><text:tab/>With the above, you store the time you started a video in </text:span><text:span text:style-name="code_20_style"><text:span text:style-name="T14">movie_start</text:span></text:span><text:span text:style-name="T14">, periodically checking the time and storing it in </text:span><text:span text:style-name="code_20_style"><text:span text:style-name="T14">current_time</text:span></text:span><text:span text:style-name="T14">, determine the difference between those two and store it in </text:span><text:span text:style-name="code_20_style"><text:span text:style-name="T14">difference_in_time</text:span></text:span><text:span text:style-name="T14">, and finally compare </text:span><text:span text:style-name="T13">that</text:span><text:span text:style-name="T14"> to </text:span><text:span text:style-name="code_20_style"><text:span text:style-name="T14">movie_length</text:span></text:span><text:span text:style-name="T14"> to determine if the movie is over.</text:span></text:p>
      <text:p text:style-name="P3"><text:span text:style-name="T14"><text:tab/></text:span><text:span text:style-name="T16">Let</text:span><text:span text:style-name="T15">’</text:span><text:span text:style-name="T16">s go over some time-management routines:</text:span></text:p>
      <text:p text:style-name="P3"><text:span text:style-name="T16"><text:tab/></text:span><text:span text:style-name="code_20_style"><text:span text:style-name="T18">GetCurrentTime(timefile)</text:span></text:span><text:span text:style-name="T16">- Saves the current time to the </text:span><text:span text:style-name="code_20_style"><text:span text:style-name="T16">time_object</text:span></text:span><text:span text:style-name="T16"> given as an argument.</text:span></text:p>
      <text:p text:style-name="P3"><text:soft-page-break/><text:span text:style-name="T16"><text:tab/></text:span><text:span text:style-name="code_20_style"><text:span text:style-name="T18">CalculateTimeDifference(current, previous, result)</text:span></text:span><text:span text:style-name="T16">- Determines the difference between the current-time </text:span><text:span text:style-name="code_20_style"><text:span text:style-name="T16">time_object</text:span></text:span><text:span text:style-name="T16"> and the earlier-time </text:span><text:span text:style-name="code_20_style"><text:span text:style-name="T16">time_object</text:span></text:span><text:span text:style-name="T16">, saving to result </text:span><text:span text:style-name="code_20_style"><text:span text:style-name="T16">time_object</text:span></text:span><text:span text:style-name="T16">.</text:span></text:p>
      <text:p text:style-name="P3"><text:span text:style-name="T16"><text:tab/></text:span><text:span text:style-name="code_20_style"><text:span text:style-name="T18">IsTimeLonger(first, second)</text:span></text:span><text:span text:style-name="T16">- Returns true if first </text:span><text:span text:style-name="code_20_style"><text:span text:style-name="T16">time_object</text:span></text:span><text:span text:style-name="T16"> is longer than second.</text:span></text:p>
      <text:p text:style-name="P3"><text:span text:style-name="T16"><text:tab/></text:span><text:span text:style-name="code_20_style"><text:span text:style-name="T18">AddTimes(time1, time2, result)</text:span></text:span><text:span text:style-name="T16">- Adds two </text:span><text:span text:style-name="code_20_style"><text:span text:style-name="T16">time_object</text:span></text:span><text:span text:style-name="code_20_style"><text:span text:style-name="T17">s</text:span></text:span><text:span text:style-name="T16">, saving to result </text:span><text:span text:style-name="code_20_style"><text:span text:style-name="T16">time_object</text:span></text:span><text:span text:style-name="T16">.</text:span></text:p>
      <text:p text:style-name="P3"><text:span text:style-name="T16"><text:tab/></text:span><text:span text:style-name="code_20_style"><text:span text:style-name="T18">CopyTimeValue(time_orig, time_copy)</text:span></text:span><text:span text:style-name="T16">- Copies one </text:span><text:span text:style-name="code_20_style"><text:span text:style-name="T16">time_object</text:span></text:span><text:span text:style-name="T16"> to another.</text:span></text:p>
      <text:p text:style-name="P3"><text:span text:style-name="T16"><text:tab/></text:span><text:span text:style-name="code_20_style"><text:span text:style-name="T18">PrintTimeValue(time, no_seconds)</text:span></text:span><text:span text:style-name="T16">- Prints a </text:span><text:span text:style-name="code_20_style"><text:span text:style-name="T16">time_object</text:span></text:span><text:span text:style-name="T16"> as “# years, # months, # days, # hours, # minutes, # seconds” (if the </text:span><text:span text:style-name="code_20_style"><text:span text:style-name="T16">no_seconds</text:span></text:span><text:span text:style-name="T16"> argument is true, the seconds are skipped)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de_20_Snippet" style:display-name="Code Snippet" style:family="paragraph" style:parent-style-name="Standard" style:class="text" style:master-page-name="">
      <loext:graphic-properties draw:fill="solid" draw:fill-color="#dddddd" draw:opacity="100%"/>
      <style:paragraph-properties fo:margin-left="0.5in" fo:margin-right="0.5in" fo:text-indent="0in" style:auto-text-indent="false" style:page-number="auto" fo:background-color="#dddddd" style:shadow="none"/>
      <style:text-properties style:font-name="Courier New" fo:font-family="'Courier New'" style:font-style-name="Regular" style:font-family-generic="modern" style:font-pitch="fixed" fo:font-size="9pt" style:font-size-asian="10.5pt"/>
    </style:style>
    <style:style style:name="code_20_style" style:display-name="code style" style:family="text">
      <style:text-properties style:font-name="Courier New" fo:font-family="'Courier New'" style:font-style-name="Regular" style:font-family-generic="modern" style:font-pitch="fixe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01T02:04:33.028000000</dc:date>
    <meta:editing-duration>PT1M38S</meta:editing-duration>
    <meta:editing-cycles>2</meta:editing-cycles>
    <meta:document-statistic meta:table-count="0" meta:image-count="0" meta:object-count="0" meta:page-count="2" meta:paragraph-count="32" meta:word-count="337" meta:character-count="2263" meta:non-whitespace-character-count="1934"/>
  </office:meta>
</office:document-meta>
</file>